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10" table:style-name="ta1">
        <table:shapes>
          <draw:frame draw:z-index="0" draw:style-name="gr1" draw:text-style-name="P1" svg:width="183.35mm" svg:height="103.13mm" svg:x="109.62mm" svg:y="405.8mm">
            <loext:p draw:notify-on-update-of-ranges="fuel_10.A1:fuel_10.A101 fuel_10.B1:fuel_10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" calcext:value-type="float">
            <text:p>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5" calcext:value-type="float">
            <text:p>12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5" calcext:value-type="float">
            <text:p>14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3" calcext:value-type="float">
            <text:p>16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0" calcext:value-type="float">
            <text:p>1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60" calcext:value-type="float">
            <text:p>19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0" calcext:value-type="float">
            <text:p>20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20" calcext:value-type="float">
            <text:p>21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60" calcext:value-type="float">
            <text:p>23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40" calcext:value-type="float">
            <text:p>24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20" calcext:value-type="float">
            <text:p>25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00" calcext:value-type="float">
            <text:p>26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37" calcext:value-type="float">
            <text:p>26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5" calcext:value-type="float">
            <text:p>26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05" calcext:value-type="float">
            <text:p>26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7" calcext:value-type="float">
            <text:p>25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41" calcext:value-type="float">
            <text:p>25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97" calcext:value-type="float">
            <text:p>24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45" calcext:value-type="float">
            <text:p>24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5" calcext:value-type="float">
            <text:p>23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17" calcext:value-type="float">
            <text:p>23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41" calcext:value-type="float">
            <text:p>22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90" calcext:value-type="float">
            <text:p>20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70" calcext:value-type="float">
            <text:p>18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50" calcext:value-type="float">
            <text:p>16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0" calcext:value-type="float">
            <text:p>14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10" calcext:value-type="float">
            <text:p>1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0" calcext:value-type="float">
            <text:p>9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30:50.314682381</dc:date>
    <dc:creator>Joshua O'Leary</dc:creator>
    <meta:editing-duration>PT36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336cm" svg:height="10.314cm" xlink:href=".." xlink:type="simple" chart:class="chart:scatter" chart:style-name="ch1">
        <chart:plot-area chart:style-name="ch2" table:cell-range-address="fuel_10.A1:fuel_10.B101" svg:x="1.377cm" svg:y="0.206cm" svg:width="16.593cm" svg:height="8.921cm">
          <chartooo:coordinate-region svg:x="2.369cm" svg:y="0.405cm" svg:width="15.321cm" svg:height="8.075cm"/>
          <chart:axis chart:dimension="x" chart:name="primary-x" chart:style-name="ch3">
            <chart:title svg:x="8.941cm" svg:y="9.333cm" chart:style-name="ch4">
              <text:p>Iterations</text:p>
            </chart:title>
          </chart:axis>
          <chart:axis chart:dimension="y" chart:name="primary-y" chart:style-name="ch3">
            <chart:title svg:x="0.451cm" svg:y="5.649cm" chart:style-name="ch5">
              <text:p>Cells on Fire</text:p>
            </chart:title>
            <chart:grid chart:style-name="ch6" chart:class="major"/>
          </chart:axis>
          <chart:series chart:style-name="ch7" chart:values-cell-range-address="fuel_10.B1:fuel_10.B101" chart:class="chart:scatter">
            <chart:domain table:cell-range-address="fuel_10.A1:fuel_10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10.A1:fuel_10.A101</svg:desc>
                </draw:g>
              </table:table-cell>
              <table:table-cell office:value-type="float" office:value="69">
                <text:p>69</text:p>
                <draw:g>
                  <svg:desc>fuel_10.B1:fuel_1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